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Wingdings" style:font-family-asian="Wingdings" style:font-family-complex="Wingdings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Wingdings" style:font-family-asian="Wingdings" style:font-family-complex="Wingdings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Wingdings" style:font-family-asian="Wingdings" style:font-family-complex="Wingdings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00.00%" fo:text-align="left" fo:margin-bottom="10.00pt"/>
    </style: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00.00%" fo:text-align="left" fo:margin-bottom="10.00pt"/>
    </style:style>
    <style:style style:name="P1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Jenkins Installation</text:span></text:p>
      <text:p text:style-name="P2"><draw:frame text:anchor-type="as-char" svg:width="173.83mm" svg:height="45.77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  <text:p text:style-name="P3"><text:span text:style-name="T2">Installing Java on Ubuntu</text:span></text:p>
      <text:p text:style-name="P3"><text:span text:style-name="T2">sudo apt install openjdk-11-jdk</text:span></text:p>
      <text:p text:style-name="P4"><draw:frame text:anchor-type="as-char" svg:width="176.48mm" svg:height="69.59mm" style:rel-width="scale" style:rel-height="scale"><draw:object-ole xlink:href="OleObj2"/><draw:image xlink:href="ObjectReplacements/OleObj2"/></draw:frame><text:span text:style-name="T2"/></text:p>
      <text:p text:style-name="P5"><text:span text:style-name="T2"/></text:p>
      <text:p text:style-name="P5"><text:span text:style-name="T2">Java<text:s/></text:span><text:span text:style-name="T3">–version : checking version of java</text:span></text:p>
      <text:p text:style-name="P6"><draw:frame text:anchor-type="as-char" svg:width="178.33mm" svg:height="21.43mm" style:rel-width="scale" style:rel-height="scale"><draw:object-ole xlink:href="OleObj3"/><draw:image xlink:href="ObjectReplacements/OleObj3"/></draw:frame><text:span text:style-name="T3"/></text:p>
      <text:p text:style-name="P7"><text:span text:style-name="T3"/></text:p>
      <text:p text:style-name="P7"><text:span text:style-name="T3">Adding Jenkins Repository :</text:span></text:p>
      <text:p text:style-name="P7"><text:span text:style-name="T3">wget -q -O -<text:s/></text:span><text:a xlink:href="https://pkg.jenkins.io/debian-stable/jenkins.io.key"><text:span text:style-name="T4">https://pkg.jenkins.io/debian-stable/jenkins.io.key</text:span></text:a><text:span text:style-name="T5"><text:s/>| sudo apt key add -</text:span></text:p>
      <text:p text:style-name="P7"><text:span text:style-name="T5">sudo sh -c 'echo deb &lt;</text:span><text:a xlink:href="https://pkg.jenkins.io/debian-stable binary/"><text:span text:style-name="T6">https://pkg.jenkins.io/debian-stable binary/</text:span></text:a><text:span text:style-name="T7">&gt; &gt; \</text:span></text:p>
      <text:p text:style-name="P7"><text:span text:style-name="T7"><text:s/>/etc/apt/sources.list.d/jenkins.list'</text:span></text:p>
      <text:p text:style-name="P8"><draw:frame text:anchor-type="as-char" svg:width="178.06mm" svg:height="69.59mm" style:rel-width="scale" style:rel-height="scale"><draw:object-ole xlink:href="OleObj4"/><draw:image xlink:href="ObjectReplacements/OleObj4"/></draw:frame><text:span text:style-name="T7"/></text:p>
      <text:p text:style-name="P9"><text:span text:style-name="T7"/></text:p>
      <text:p text:style-name="P9"><text:span text:style-name="T7">sudo apt update</text:span></text:p>
      <text:p text:style-name="P9"><text:span text:style-name="T7">sudo apt install jenkins</text:span></text:p>
      <text:p text:style-name="P10"><draw:frame text:anchor-type="as-char" svg:width="177.01mm" svg:height="87.05mm" style:rel-width="scale" style:rel-height="scale"><draw:object-ole xlink:href="OleObj5"/><draw:image xlink:href="ObjectReplacements/OleObj5"/></draw:frame><text:span text:style-name="T7"/></text:p>
      <text:p text:style-name="P11"><text:span text:style-name="T7"/></text:p>
      <text:p text:style-name="P11"><text:span text:style-name="T7">Identify the IP address of the system in order to access Jenkins via </text:span></text:p>
      <text:p text:style-name="P11"><text:span text:style-name="T8">For generating the password</text:span></text:p>
      <text:p text:style-name="P12"><draw:frame text:anchor-type="as-char" svg:width="182.03mm" svg:height="17.99mm" style:rel-width="scale" style:rel-height="scale"><draw:object-ole xlink:href="OleObj6"/><draw:image xlink:href="ObjectReplacements/OleObj6"/></draw:frame><text:span text:style-name="T8"/></text:p>
      <text:p text:style-name="P12"><draw:frame text:anchor-type="as-char" svg:width="241.04mm" svg:height="102.13mm" style:rel-width="scale" style:rel-height="scale"><draw:object-ole xlink:href="OleObj7"/><draw:image xlink:href="ObjectReplacements/OleObj7"/></draw:frame><text:span text:style-name="T8"/></text:p>
      <text:p text:style-name="P12"><text:span text:style-name="T8"/></text:p>
      <text:p text:style-name="P12"><draw:frame text:anchor-type="as-char" svg:width="183.09mm" svg:height="93.13mm" style:rel-width="scale" style:rel-height="scale"><draw:object-ole xlink:href="OleObj8"/><draw:image xlink:href="ObjectReplacements/OleObj8"/></draw:frame><text:span text:style-name="T8"/></text:p>
      <text:p text:style-name="P12"><draw:frame text:anchor-type="as-char" svg:width="182.03mm" svg:height="93.13mm" style:rel-width="scale" style:rel-height="scale"><draw:object-ole xlink:href="OleObj9"/><draw:image xlink:href="ObjectReplacements/OleObj9"/></draw:frame><text:span text:style-name="T8"/></text:p>
      <text:p text:style-name="P12"><draw:frame text:anchor-type="as-char" svg:width="202.41mm" svg:height="88.90mm" style:rel-width="scale" style:rel-height="scale"><draw:object-ole xlink:href="OleObj10"/><draw:image xlink:href="ObjectReplacements/OleObj10"/></draw:frame><text:span text:style-name="T8"/></text:p>
      <text:p text:style-name="P13"><text:span text:style-name="T8">Master Slave Architecture </text:span></text:p>
      <text:p text:style-name="P13"><text:span text:style-name="T8">Configure global security<text:s/></text:span><text:span text:style-name="T9">à</text:span><text:span text:style-name="T10"><text:s/>agents<text:s/></text:span><text:span text:style-name="T11">à</text:span><text:span text:style-name="T12">tcp<text:s/></text:span><text:span text:style-name="T13">à</text:span><text:span text:style-name="T14">random</text:span></text:p>
      <text:p text:style-name="P13"><text:span text:style-name="T14">Manage Nodes </text:span></text:p>
      <text:p text:style-name="P13"><text:span text:style-name="T14">Remote root directory : /home/ubuntu/Jenkins</text:span></text:p>
      <text:p text:style-name="P13"><text:span text:style-name="T14">Custom workdir path : /home/ubuntu/Jenkins</text:span></text:p>
      <text:p text:style-name="P14"><text:span text:style-name="T14"/></text:p>
      <text:p text:style-name="P14"><draw:frame text:anchor-type="as-char" svg:width="182.56mm" svg:height="104.25mm" style:rel-width="scale" style:rel-height="scale"><draw:object-ole xlink:href="OleObj11"/><draw:image xlink:href="ObjectReplacements/OleObj11"/></draw:frame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5"><text:span text:style-name="T14"/></text:p>
      <text:p text:style-name="P15"><text:span text:style-name="T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